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3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essica Jone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20, 1891</text:p>
      <text:p text:style-name="P5">Month<text:tab/><text:tab/><text:tab/><text:tab/><text:tab/><text:tab/>March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3[/ inserted by author]20 1891/</text:p>
      <text:p text:style-name="P2">Revd. Dr. S. Morais/</text:p>
      <text:p text:style-name="P2"><text:tab/>Respected Friend/</text:p>
      <text:p text:style-name="P2"><text:tab/><text:tab/>Accept the congrat-/-ulations of myself and family/ on the anniversary of the fortieth/ year of your mission to the cong/-regation "Mickv<text:span text:style-name="T2">é</text:span><text:span text:style-name="T3"> Israel"./</text:span></text:p>
      <text:p text:style-name="P2"><text:span text:style-name="T3">Few can show a more faithful/ record of work well done./ <text:s/>I most earnestly pray that you/ may be spared to us for many/ years, enjoying health and peace/</text:span></text:p>
      <text:p text:style-name="P2"><text:span text:style-name="T3"/></text:p>
      <text:p text:style-name="P2"><text:span text:style-name="T3">[Page 2]</text:span></text:p>
      <text:p text:style-name="P2"><text:span text:style-name="T3">May the blessing of Our Heavenly/ Father be extended over you and/ yours for now, and forevermore/ is the sincere prayer of your/ friend/ Jessica Jone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2T15:18:43.94</meta:creation-date>
    <dc:date>2011-11-22T15:21:52.95</dc:date>
    <dc:creator>Penn Libraries</dc:creator>
    <meta:editing-duration>PT00H03M0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8" meta:word-count="253" meta:character-count="1785"/>
  </office:meta>
</office:document-meta>
</file>